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Century Gothic" svg:font-family="'Century Gothic'" style:font-adornments="Regular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3.655cm" style:rel-column-width="14971*"/>
    </style:style>
    <style:style style:name="Table1.B" style:family="table-column">
      <style:table-column-properties style:column-width="12.345cm" style:rel-column-width="5056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7.999cm" style:rel-column-width="32767*"/>
    </style:style>
    <style:style style:name="Table3.B" style:family="table-column">
      <style:table-column-properties style:column-width="8.001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 style:list-style-name="L1"/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Heading_20_1" text:outline-level="1">Wish and Feature list Sahara harvester</text:h>
          <text:list>
            <text:list-item>
              <text:h text:style-name="Heading_20_2" text:outline-level="2">Introduction</text:h>
            </text:list-item>
          </text:list>
        </text:list-item>
      </text:list>
      <text:p text:style-name="Text_20_body"><text:span text:style-name="T1">Although</text:span> the harvester already contains a lot of features, there is always a need for more. This document describes a list of those new features, accompanied by a short description. A listing of all currently implemented features in Sahara is also provided within this document. </text:p>
      <text:list text:style-name="Numbering_20_1" text:continue-numbering="true">
        <text:list-item>
          <text:list text:continue-numbering="true">
            <text:list-item>
              <text:h text:style-name="Heading_20_2" text:outline-level="2">Wish list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eatur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Text_20_body">Provoked-pull</text:p>
          </table:table-cell>
          <table:table-cell table:style-name="Table1.B2" office:value-type="string">
            <text:p text:style-name="Text_20_body">Providing means for repository administrators to trigger a reharvest of their repository.</text:p>
          </table:table-cell>
        </table:table-row>
        <table:table-row>
          <table:table-cell table:style-name="Table1.A2" office:value-type="string">
            <text:p text:style-name="Text_20_body">Record uploading</text:p>
          </table:table-cell>
          <table:table-cell table:style-name="Table1.B2" office:value-type="string">
            <text:p text:style-name="Text_20_body">Enabling the harvester to upload the harvested records using standardized protocols and/or interfaces.</text:p>
          </table:table-cell>
        </table:table-row>
        <table:table-row>
          <table:table-cell table:style-name="Table1.A2" office:value-type="string">
            <text:p text:style-name="Text_20_body">Monitoring</text:p>
          </table:table-cell>
          <table:table-cell table:style-name="Table1.B2" office:value-type="string">
            <text:p text:style-name="Text_20_body"><text:s/>System-performance monitoring with optional email alerts</text:p>
          </table:table-cell>
        </table:table-row>
        <table:table-row>
          <table:table-cell table:style-name="Table1.A1" office:value-type="string">
            <text:p text:style-name="Text_20_body">Documentation</text:p>
          </table:table-cell>
          <table:table-cell table:style-name="Table1.B1" office:value-type="string">
            <text:p text:style-name="Text_20_body">More extensive documentation on the mapping process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Heading_20_2" text:outline-level="2">Feature list</text:h>
            </text:list-item>
          </text:list>
        </text:list-item>
      </text:list>
      <text:p text:style-name="Text_20_body">Below is a list of features currently present in the Sahara harvester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text:style-name="L1">
              <text:list-item>
                <text:p text:style-name="P1">Separated domains</text:p>
              </text:list-item>
              <text:list-item>
                <text:p text:style-name="P1">Privileges per domain</text:p>
              </text:list-item>
              <text:list-item>
                <text:p text:style-name="P1">Save points</text:p>
              </text:list-item>
              <text:list-item>
                <text:p text:style-name="P1">Web services</text:p>
              </text:list-item>
              <text:list-item>
                <text:p text:style-name="P1">Status reporting</text:p>
              </text:list-item>
              <text:list-item>
                <text:p text:style-name="P1">Output plugins</text:p>
              </text:list-item>
              <text:list-item>
                <text:p text:style-name="P1">Full <text:s/>OAI v2.0 support</text:p>
              </text:list-item>
              <text:list-item>
                <text:p text:style-name="P1">Metadata independent</text:p>
              </text:list-item>
              <text:list-item>
                <text:p text:style-name="P1">Incremental harvesting <text:line-break/></text:p>
              </text:list-item>
            </text:list>
          </table:table-cell>
          <table:table-cell table:style-name="Table3.A1" office:value-type="string">
            <text:list text:style-name="L1">
              <text:list-item>
                <text:p text:style-name="P1">Automatic refreshing</text:p>
              </text:list-item>
              <text:list-item>
                <text:p text:style-name="P1">Deleted records support</text:p>
              </text:list-item>
              <text:list-item>
                <text:p text:style-name="P1">Flexible record preprocessing</text:p>
              </text:list-item>
              <text:list-item>
                <text:p text:style-name="P1">Secure Web-Control panel</text:p>
              </text:list-item>
              <text:list-item>
                <text:p text:style-name="P1">Secure upload</text:p>
              </text:list-item>
              <text:list-item>
                <text:p text:style-name="P1">XML Configuration</text:p>
              </text:list-item>
              <text:list-item>
                <text:p text:style-name="P1">Repository grouping</text:p>
              </text:list-item>
              <text:list-item>
                <text:p text:style-name="P1">Scalable architecture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Century Gothic" svg:font-family="'Century Gothic'" style:font-adornments="Regular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6cm" fo:orphans="3" fo:widows="3" fo:background-color="transparent" style:shadow="none">
        <style:tab-stops/>
        <style:background-image/>
      </style:paragraph-properties>
      <style:text-properties style:font-name="Century Gothic" fo:font-size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/>
    </style:style>
    <style:style style:name="Heading" style:family="paragraph" style:parent-style-name="Standard" style:next-style-name="Text_20_body" style:class="text" style:master-page-name="">
      <style:paragraph-properties fo:margin-top="0.199cm" fo:margin-bottom="0.101cm" fo:background-color="transparent" fo:keep-with-next="always">
        <style:drop-cap/>
        <style:background-image/>
      </style:paragraph-properties>
      <style:text-properties fo:font-style="italic" fo:font-weight="bold"/>
    </style:style>
    <style:style style:name="Heading_20_1" style:display-name="Heading 1" style:family="paragraph" style:parent-style-name="Heading" style:next-style-name="Text_20_body" style:list-style-name="Numbering_20_1" style:class="text" style:master-page-name="" style:default-outline-level="1">
      <style:paragraph-properties fo:break-before="page" fo:background-color="transparent">
        <style:background-image/>
      </style:paragraph-properties>
      <style:text-properties fo:font-size="150%"/>
    </style:style>
    <style:style style:name="Heading_20_2" style:display-name="Heading 2" style:family="paragraph" style:parent-style-name="Heading" style:next-style-name="Text_20_body" style:list-style-name="Numbering_20_1" style:class="text" style:master-page-name="" style:default-outline-level="2">
      <style:paragraph-properties fo:background-color="transparent">
        <style:background-image/>
      </style:paragraph-properties>
      <style:text-properties fo:font-size="130%"/>
    </style:style>
    <style:style style:name="Heading_20_3" style:display-name="Heading 3" style:family="paragraph" style:parent-style-name="Heading" style:next-style-name="Text_20_body" style:list-style-name="Numbering_20_1" style:class="text" style:master-page-name="" style:default-outline-level="3">
      <style:paragraph-properties fo:background-color="transparent">
        <style:background-image/>
      </style:paragraph-properties>
      <style:text-properties fo:font-size="110%"/>
    </style:style>
    <style:style style:name="Heading_20_4" style:display-name="Heading 4" style:family="paragraph" style:parent-style-name="Heading_20_3" style:next-style-name="Text_20_body" style:class="text" style:master-page-name="" style:default-outline-level="4">
      <style:paragraph-properties fo:margin-top="0.199cm" fo:margin-bottom="0cm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cm" fo:margin-bottom="0.101cm" text:number-lines="false" text:line-number="0"/>
      <style:text-properties fo:font-style="italic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1.499cm" text:min-label-distance="0.3cm"/>
      </text:list-level-style-number>
      <text:list-level-style-number text:level="2" text:style-name="Numbering_20_Symbols" style:num-suffix="." style:num-format="1" text:display-levels="2">
        <style:list-level-properties text:min-label-width="1.499cm" text:min-label-distance="0.3cm"/>
      </text:list-level-style-number>
      <text:list-level-style-number text:level="3" text:style-name="Numbering_20_Symbols" style:num-suffix="." style:num-format="1" text:display-levels="3">
        <style:list-level-properties text:min-label-width="1.499cm" text:min-label-distance="0.3cm"/>
      </text:list-level-style-number>
      <text:list-level-style-number text:level="4" text:style-name="Numbering_20_Symbols" style:num-suffix="." style:num-format="1" text:display-levels="4">
        <style:list-level-properties text:min-label-width="1.499cm" text:min-label-distance="0.3cm"/>
      </text:list-level-style-number>
      <text:list-level-style-number text:level="5" text:style-name="Numbering_20_Symbols" style:num-suffix="." style:num-format="1" text:display-levels="5">
        <style:list-level-properties text:min-label-width="1.499cm" text:min-label-distance="0.3cm"/>
      </text:list-level-style-number>
      <text:list-level-style-number text:level="6" text:style-name="Numbering_20_Symbols" style:num-suffix="." style:num-format="1" text:display-levels="6">
        <style:list-level-properties text:min-label-width="1.499cm" text:min-label-distance="0.3cm"/>
      </text:list-level-style-number>
      <text:list-level-style-number text:level="7" text:style-name="Numbering_20_Symbols" style:num-suffix="." style:num-format="1" text:display-levels="7">
        <style:list-level-properties text:min-label-width="1.499cm" text:min-label-distance="0.3cm"/>
      </text:list-level-style-number>
      <text:list-level-style-number text:level="8" text:style-name="Numbering_20_Symbols" style:num-suffix="." style:num-format="1" text:display-levels="8">
        <style:list-level-properties text:min-label-width="1.499cm" text:min-label-distance="0.3cm"/>
      </text:list-level-style-number>
      <text:list-level-style-number text:level="9" text:style-name="Numbering_20_Symbols" style:num-suffix="." style:num-format="1" text:display-levels="9">
        <style:list-level-properties text:min-label-width="1.499cm" text:min-label-distance="0.3cm"/>
      </text:list-level-style-number>
      <text:list-level-style-number text:level="10" text:style-name="Numbering_20_Symbols" style:num-suffix="." style:num-format="1" text:display-levels="10">
        <style:list-level-properties text:min-label-width="1.499cm" text:min-label-distance="0.3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han Jonkers</meta:initial-creator>
    <meta:creation-date>2007-04-17T11:35:48</meta:creation-date>
    <dc:creator>Johan Jonkers</dc:creator>
    <dc:date>2007-04-19T12:18:48</dc:date>
    <meta:printed-by>Johan Jonkers</meta:printed-by>
    <meta:print-date>2007-04-17T15:27:41</meta:print-date>
    <dc:language>en-US</dc:language>
    <meta:editing-cycles>6</meta:editing-cycles>
    <meta:editing-duration>PT4H46M4S</meta:editing-duration>
    <meta:template xlink:type="simple" xlink:actuate="onRequest" xlink:role="template" xlink:href="/.openoffice.org2/user/template/cq2styles.ott" xlink:title="cq2styles" meta:date="2007-04-17T11:35:48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4" meta:word-count="157" meta:character-count="1113"/>
  </office:meta>
</office:document-meta>
</file>